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ea8a9" officeooo:paragraph-rsid="001ea8a9" style:font-size-asian="26pt" style:font-size-complex="26pt"/>
    </style:style>
    <style:style style:name="P2" style:family="paragraph" style:parent-style-name="Standard">
      <style:paragraph-properties fo:text-align="start" style:justify-single-word="false"/>
      <style:text-properties fo:font-size="14pt" style:text-underline-style="none" officeooo:rsid="001ea8a9" officeooo:paragraph-rsid="001ea8a9"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1fcf62" officeooo:paragraph-rsid="0020acf2" style:font-size-asian="12.25pt" style:font-size-complex="14pt"/>
    </style:style>
    <style:style style:name="P4" style:family="paragraph" style:parent-style-name="Standard">
      <style:paragraph-properties fo:text-align="start" style:justify-single-word="false"/>
      <style:text-properties fo:font-size="14pt" style:text-underline-style="none" officeooo:rsid="0020acf2" officeooo:paragraph-rsid="0020acf2" style:font-size-asian="12.25pt" style:font-size-complex="14pt"/>
    </style:style>
    <style:style style:name="T1" style:family="text">
      <style:text-properties officeooo:rsid="001fcf62"/>
    </style:style>
    <style:style style:name="T2" style:family="text">
      <style:text-properties officeooo:rsid="0020ac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LORE</text:p>
      <text:p text:style-name="P1"/>
      <text:p text:style-name="P1"/>
      <text:p text:style-name="P2">Briefing :</text:p>
      <text:p text:style-name="P2"/>
      <text:p text:style-name="P2">Un univers fantasy avec de la magie de plusieurs types dans une époque plus médiéval mais modernisé à la magie .</text:p>
      <text:p text:style-name="P2">Au début, seul un être vivais sur ce monde. La solitude le forçais à imaginer d’autre personnes <text:span text:style-name="T1">avec</text:span> qui converser.<text:span text:style-name="T1">Il leur</text:span> assign<text:span text:style-name="T1">a</text:span> plusieurs tâche <text:span text:style-name="T1">symbolique. Avec de la volonté de c’est magique tg, ses personnages imaginaire pris vie. Puis durant de nombreuse années, après être devenue des êtres pratiquement en symbiose, l’ennui les guetta. C’est alors qu’ils décidèrent de donner vie à d’autres personnes chacun de leur côtés. De nombreuses créature ont été créer dont les hommes. Les êtres originaux de par leur savoir et déconnexion des sentiment qu’éprouve une civilisation qui viens de naître, se firent rapidement détester des hommes qui, à l’aide de magie, les ont tous sceller dans le coeur de la terre.</text:span></text:p>
      <text:p text:style-name="P2"/>
      <text:p text:style-name="P3">Les démons(êtres originaux) <text:span text:style-name="T2">n’ont pas complètement disparue. Un regroupement de mana suffis à leur permettre d’avoir une faible interaction avec le monde extérieur. Grâce à ces interactions, ils peuvent :</text:span></text:p>
      <text:p text:style-name="P3"><text:span text:style-name="T2">-communiquer avec un faible nombre de personnes par des ressenti signes</text:span></text:p>
      <text:p text:style-name="P3"><text:span text:style-name="T2">-posséder des objets inanimé faible en mana(sans les faire bouger)</text:span></text:p>
      <text:p text:style-name="P3">-<text:span text:style-name="T2">récuperer du mana avec des objets inanimé</text:span></text:p>
      <text:p text:style-name="P4">Avec une certaine quantité de mana, ils peuvent donner des pouvoir à des êtr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28T23:03:24.985000000</meta:creation-date>
    <dc:date>2022-10-28T23:28:45.679000000</dc:date>
    <meta:editing-duration>PT4M40S</meta:editing-duration>
    <meta:editing-cycles>1</meta:editing-cycles>
    <meta:document-statistic meta:table-count="0" meta:image-count="0" meta:object-count="0" meta:page-count="1" meta:paragraph-count="9" meta:word-count="213" meta:character-count="1305" meta:non-whitespace-character-count="1101"/>
    <meta:generator>LibreOffice/6.3.3.2$Windows_X86_64 LibreOffice_project/a64200df03143b798afd1ec74a12ab50359878ed</meta:generator>
  </office:meta>
</office:document-meta>
</file>